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ans" svg:font-family="OpenSans, 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Text_20_body" style:list-style-name="L4">
      <style:paragraph-properties fo:orphans="2" fo:widows="2"/>
      <style:text-properties fo:font-variant="normal" fo:text-transform="none" fo:color="#555555" style:font-name="Cantarell" fo:font-size="10.5pt" fo:letter-spacing="normal" fo:font-style="normal" fo:font-weight="normal"/>
    </style:style>
    <style:style style:name="P2" style:family="paragraph" style:parent-style-name="Text_20_body" style:list-style-name="L6">
      <style:paragraph-properties fo:orphans="2" fo:widows="2"/>
      <style:text-properties fo:font-variant="normal" fo:text-transform="none" fo:color="#555555" style:font-name="Cantarell" fo:font-size="10.5pt" fo:letter-spacing="normal" fo:font-style="normal" fo:font-weight="normal"/>
    </style:style>
    <style:style style:name="P3" style:family="paragraph" style:parent-style-name="Text_20_body" style:list-style-name="L5">
      <style:paragraph-properties fo:orphans="2" fo:widows="2"/>
    </style:style>
    <style:style style:name="P4" style:family="paragraph" style:parent-style-name="Text_20_body" style:list-style-name="L11"/>
    <style:style style:name="P5" style:family="paragraph" style:parent-style-name="Text_20_body">
      <style:text-properties style:font-name="Cantarell" fo:font-size="12pt" style:font-size-asian="12pt" style:font-size-complex="12pt"/>
    </style:style>
    <style:style style:name="P6" style:family="paragraph" style:parent-style-name="Text_20_body" style:list-style-name="L9">
      <style:text-properties style:font-name="Cantarell" fo:font-size="12pt" style:font-size-asian="12pt" style:font-size-complex="12pt"/>
    </style:style>
    <style:style style:name="P7" style:family="paragraph" style:parent-style-name="Text_20_body" style:list-style-name="L10">
      <style:text-properties style:font-name="Cantarell" fo:font-size="12pt" style:font-size-asian="12pt" style:font-size-complex="12pt"/>
    </style:style>
    <style:style style:name="P8" style:family="paragraph" style:parent-style-name="Text_20_body" style:list-style-name="L12">
      <style:text-properties style:font-name="Cantarell" fo:font-size="12pt" style:font-size-asian="12pt" style:font-size-complex="12pt"/>
    </style:style>
    <style:style style:name="P9" style:family="paragraph" style:parent-style-name="Text_20_body" style:list-style-name="L7">
      <style:text-properties style:font-name="Cantarell" fo:font-size="12pt" style:font-size-asian="12pt" style:font-size-complex="12pt"/>
    </style:style>
    <style:style style:name="P10" style:family="paragraph" style:parent-style-name="Text_20_body" style:list-style-name="L8">
      <style:text-properties style:font-name="Cantarell" fo:font-size="12pt" style:font-size-asian="12pt" style:font-size-complex="12pt"/>
    </style:style>
    <style:style style:name="P11" style:family="paragraph" style:parent-style-name="Text_20_body">
      <style:text-properties style:font-name="Cantarell" fo:font-size="12pt" fo:font-weight="bold" style:font-size-asian="12pt" style:font-weight-asian="bold" style:font-size-complex="12pt" style:font-weight-complex="bold"/>
    </style:style>
    <style:style style:name="P12" style:family="paragraph" style:parent-style-name="Text_20_body" style:list-style-name="L4">
      <style:paragraph-properties fo:margin-top="0cm" fo:margin-bottom="0cm" loext:contextual-spacing="false" fo:orphans="2" fo:widows="2"/>
      <style:text-properties fo:font-variant="normal" fo:text-transform="none" fo:color="#555555" style:font-name="Cantarell" fo:font-size="10.5pt" fo:letter-spacing="normal" fo:font-style="normal" fo:font-weight="normal"/>
    </style:style>
    <style:style style:name="P13" style:family="paragraph" style:parent-style-name="Text_20_body" style:list-style-name="L6">
      <style:paragraph-properties fo:margin-top="0cm" fo:margin-bottom="0cm" loext:contextual-spacing="false" fo:orphans="2" fo:widows="2"/>
      <style:text-properties fo:font-variant="normal" fo:text-transform="none" fo:color="#555555" style:font-name="Cantarell" fo:font-size="10.5pt" fo:letter-spacing="normal" fo:font-style="normal" fo:font-weight="normal"/>
    </style:style>
    <style:style style:name="P14" style:family="paragraph" style:parent-style-name="Text_20_body" style:list-style-name="L5">
      <style:paragraph-properties fo:margin-top="0cm" fo:margin-bottom="0cm" loext:contextual-spacing="false" fo:orphans="2" fo:widows="2"/>
    </style:style>
    <style:style style:name="P15" style:family="paragraph" style:parent-style-name="Text_20_body">
      <style:paragraph-properties fo:margin-left="0cm" fo:margin-right="0cm" fo:orphans="2" fo:widows="2" fo:text-indent="0cm" style:auto-text-indent="false"/>
      <style:text-properties fo:font-variant="normal" fo:text-transform="none" fo:color="#555555" style:font-name="Cantarell" fo:font-size="10.5pt" fo:letter-spacing="normal" fo:font-style="normal" fo:font-weight="normal"/>
    </style:style>
    <style:style style:name="P16" style:family="paragraph" style:parent-style-name="Text_20_body">
      <style:paragraph-properties fo:margin-left="0cm" fo:margin-right="0cm" fo:orphans="2" fo:widows="2" fo:text-indent="0cm" style:auto-text-indent="false"/>
    </style:style>
    <style:style style:name="P17" style:family="paragraph" style:parent-style-name="Text_20_body">
      <style:paragraph-properties fo:break-before="page"/>
      <style:text-properties style:font-name="Cantarell" fo:font-size="12pt" fo:font-weight="bold" style:font-size-asian="12pt" style:font-weight-asian="bold" style:font-size-complex="12pt" style:font-weight-complex="bold"/>
    </style:style>
    <style:style style:name="T1" style:family="text">
      <style:text-properties fo:font-variant="normal" fo:text-transform="none" fo:color="#555555" fo:letter-spacing="normal" fo:font-style="normal" fo:font-weight="normal"/>
    </style:style>
    <style:style style:name="T2" style:family="text">
      <style:text-properties fo:font-variant="normal" fo:text-transform="none" fo:color="#555555" fo:letter-spacing="normal" fo:font-style="normal" fo:font-weight="normal" officeooo:rsid="0009d068"/>
    </style:style>
    <style:style style:name="T3" style:family="text">
      <style:text-properties fo:font-variant="normal" fo:text-transform="none" fo:color="#555555" fo:letter-spacing="normal" fo:font-style="normal" fo:font-weight="normal" officeooo:rsid="000a585f"/>
    </style:style>
    <style:style style:name="T4" style:family="text">
      <style:text-properties fo:font-variant="normal" fo:text-transform="none" fo:color="#555555" fo:letter-spacing="normal" fo:font-style="normal" fo:font-weight="normal" officeooo:rsid="000a44c1"/>
    </style:style>
    <style:style style:name="T5" style:family="text">
      <style:text-properties fo:font-variant="normal" fo:text-transform="none" fo:color="#555555" fo:letter-spacing="normal" fo:font-style="normal" fo:font-weight="normal" officeooo:rsid="00153188"/>
    </style:style>
    <style:style style:name="T6" style:family="text">
      <style:text-properties fo:font-variant="normal" fo:text-transform="none" fo:color="#555555" fo:letter-spacing="normal" fo:font-style="normal" fo:font-weight="normal" officeooo:rsid="000e3821"/>
    </style:style>
    <style:style style:name="T7" style:family="text">
      <style:text-properties fo:font-variant="normal" fo:text-transform="none" fo:color="#555555" fo:letter-spacing="normal" fo:font-style="normal" fo:font-weight="normal" officeooo:rsid="000fa975"/>
    </style:style>
    <style:style style:name="T8" style:family="text">
      <style:text-properties fo:font-variant="normal" fo:text-transform="none" fo:color="#555555" fo:letter-spacing="normal" fo:font-style="normal" fo:font-weight="normal" officeooo:rsid="0013382e"/>
    </style:style>
    <style:style style:name="T9" style:family="text">
      <style:text-properties fo:font-variant="normal" fo:text-transform="none" fo:color="#555555" fo:letter-spacing="normal" fo:font-style="normal" fo:font-weight="normal" officeooo:rsid="0010feed"/>
    </style:style>
    <style:style style:name="T10" style:family="text">
      <style:text-properties fo:font-variant="normal" fo:text-transform="none" fo:color="#555555" fo:letter-spacing="normal" fo:font-style="normal" fo:font-weight="normal" officeooo:rsid="0013131f"/>
    </style:style>
    <style:style style:name="T11" style:family="text">
      <style:text-properties fo:font-variant="normal" fo:text-transform="none" fo:color="#555555" fo:letter-spacing="normal" fo:font-style="normal" fo:font-weight="normal" officeooo:rsid="00180d2d"/>
    </style:style>
    <style:style style:name="T12" style:family="text">
      <style:text-properties fo:font-variant="normal" fo:text-transform="none" fo:color="#555555" fo:font-size="10.5pt" fo:letter-spacing="normal" fo:font-style="normal" fo:font-weight="normal"/>
    </style:style>
    <style:style style:name="T13" style:family="text">
      <style:text-properties fo:font-variant="normal" fo:text-transform="none" fo:color="#555555" fo:font-size="10.5pt" fo:letter-spacing="normal" fo:font-style="normal" fo:font-weight="normal" officeooo:rsid="0009d068"/>
    </style:style>
    <style:style style:name="T14" style:family="text">
      <style:text-properties fo:font-variant="normal" fo:text-transform="none" fo:color="#555555" fo:font-size="10.5pt" fo:letter-spacing="normal" fo:font-style="normal" fo:font-weight="normal" officeooo:rsid="000a585f"/>
    </style:style>
    <style:style style:name="T15" style:family="text">
      <style:text-properties fo:font-variant="normal" fo:text-transform="none" fo:color="#555555" fo:font-size="10.5pt" fo:letter-spacing="normal" fo:font-style="normal" fo:font-weight="normal" officeooo:rsid="000a44c1"/>
    </style:style>
    <style:style style:name="T16" style:family="text">
      <style:text-properties fo:font-variant="normal" fo:text-transform="none" fo:color="#555555" fo:font-size="10.5pt" fo:letter-spacing="normal" fo:font-style="normal" fo:font-weight="normal" officeooo:rsid="000e3821"/>
    </style:style>
    <style:style style:name="T17" style:family="text">
      <style:text-properties fo:font-variant="normal" fo:text-transform="none" fo:color="#555555" fo:font-size="10.5pt" fo:letter-spacing="normal" fo:font-style="normal" fo:font-weight="normal" officeooo:rsid="000fa975"/>
    </style:style>
    <style:style style:name="T18" style:family="text">
      <style:text-properties fo:font-variant="normal" fo:text-transform="none" fo:color="#555555" fo:font-size="10.5pt" fo:letter-spacing="normal" fo:font-style="normal" fo:font-weight="normal" officeooo:rsid="0010feed"/>
    </style:style>
    <style:style style:name="T19" style:family="text">
      <style:text-properties fo:font-variant="normal" fo:text-transform="none" fo:color="#555555" fo:font-size="10.5pt" fo:letter-spacing="normal" fo:font-style="normal" fo:font-weight="normal" officeooo:rsid="0013131f"/>
    </style:style>
    <style:style style:name="T20" style:family="text">
      <style:text-properties fo:font-variant="normal" fo:text-transform="none" fo:color="#555555" fo:font-size="10.5pt" fo:letter-spacing="normal" fo:font-style="normal" fo:font-weight="normal" officeooo:rsid="0013382e"/>
    </style:style>
    <style:style style:name="T21" style:family="text">
      <style:text-properties fo:font-variant="normal" fo:text-transform="none" fo:color="#555555" fo:font-size="10.5pt" fo:letter-spacing="normal" fo:font-style="normal" fo:font-weight="normal" officeooo:rsid="00153188"/>
    </style:style>
    <style:style style:name="T22" style:family="text">
      <style:text-properties fo:font-variant="normal" fo:text-transform="none" fo:color="#555555" fo:font-size="10.5pt" fo:letter-spacing="normal" fo:font-style="normal" fo:font-weight="normal" officeooo:rsid="00180d2d"/>
    </style:style>
    <style:style style:name="T23" style:family="text">
      <style:text-properties fo:font-variant="normal" fo:text-transform="none" fo:color="#555555" fo:font-size="10.5pt" fo:letter-spacing="normal" fo:font-style="normal" fo:font-weight="normal" officeooo:rsid="0019a9b7"/>
    </style:style>
    <style:style style:name="T24" style:family="text">
      <style:text-properties fo:font-variant="normal" fo:text-transform="none" fo:color="#555555" style:font-name="Cantarell" fo:font-size="10.5pt" fo:letter-spacing="normal" fo:font-style="normal" fo:font-weight="normal"/>
    </style:style>
    <style:style style:name="T25" style:family="text">
      <style:text-properties fo:font-variant="normal" fo:text-transform="none" fo:color="#555555" style:font-name="Cantarell" fo:letter-spacing="normal"/>
    </style:style>
    <style:style style:name="T26" style:family="text">
      <style:text-properties style:font-name="Cantarell"/>
    </style:style>
    <style:style style:name="T27" style:family="text">
      <style:text-properties style:font-name="Cantarell" fo:font-size="12pt" style:font-size-asian="12pt" style:font-size-complex="12pt"/>
    </style:style>
    <style:style style:name="T28" style:family="text">
      <style:text-properties fo:color="#373a3c"/>
    </style:style>
    <style:style style:name="T29" style:family="text">
      <style:text-properties fo:color="#373a3c" style:font-name="OpenSans"/>
    </style:style>
    <style:style style:name="T30" style:family="text">
      <style:text-properties fo:color="#373a3c" fo:font-weight="bold" style:font-weight-asian="bold" style:font-weight-complex="bold"/>
    </style:style>
    <style:style style:name="T31" style:family="text">
      <style:text-properties fo:font-size="12pt" style:font-size-asian="12pt" style:font-size-complex="12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0">My topic from the list is "Hospitals".</text:span><text:line-break/><text:line-break/><text:span text:style-name="T28">I have chosen that due to several reasons:</text:span></text:p>
      <text:list xml:id="list355599634" text:style-name="L9">
        <text:list-item>
          <text:p text:style-name="P6">I am a doctor, so I am familiar with these theme which is also interested for me;</text:p>
        </text:list-item>
        <text:list-item>
          <text:p text:style-name="P6">I think, it can be useful for me not only as a data scientist, but also as a doctor, so I can attain two goals simultaneously.</text:p>
        </text:list-item>
      </text:list>
      <text:p text:style-name="P5"/>
      <text:p text:style-name="P5">My client is a chief of Intensive Care Unit who want to spend more money for new medicines, but has a very poor budget. So he asks what can be done to get that aim, but to provide as least the same quality of medical care.</text:p>
      <text:p text:style-name="P5">I was able to obtain the data that it is a child hospital with range of patients age from 1 to 18 years old in ICU, and the most high-costed disorders in it is a limb injury. Almost all (95%) of such ICU patients are provided with the specific high-cost diagnostic procedure (DP). The aim of using DP is to diagnose child state severity, which allows to escape negative outcomes and to decrease using different medicines with their inevitable side effects. Main goal of treatment is to dismiss patient from hospital with positive effect of therapy.</text:p>
      <text:p text:style-name="P5">My special note: I use in this assignment the well-known medical terms to be able provide my thoughts with the best way for all my peers.</text:p>
      <text:p text:style-name="P5">So, I already have some information:</text:p>
      <text:list xml:id="list3728558639" text:style-name="L10">
        <text:list-item>
          <text:p text:style-name="P7">Patients age: 1-18</text:p>
        </text:list-item>
        <text:list-item>
          <text:p text:style-name="P7">Diagnostic procedure: DP;</text:p>
        </text:list-item>
        <text:list-item>
          <text:p text:style-name="P7">Disorder: Limb injury</text:p>
        </text:list-item>
        <text:list-item>
          <text:p text:style-name="P7">Positive outcome: discharging from hospital</text:p>
        </text:list-item>
        <text:list-item>
          <text:p text:style-name="P7">Negative outcome: Prolonged treatment, Disability, Death</text:p>
        </text:list-item>
        <text:list-item>
          <text:p text:style-name="P7">Benefits of DP: proper diagnostic and treatment;</text:p>
        </text:list-item>
        <text:list-item>
          <text:p text:style-name="P7">Possible disadvantages when rejecting DP: side effects while using various medicines (high blood pressure, high pulse rate) because of higher doses of other medicines.</text:p>
        </text:list-item>
      </text:list>
      <text:p text:style-name="P5">Now, I can understand what exactly is expected by my client and what questions I should answer to resolve the problem.</text:p>
      <text:p text:style-name="P11">The main question is:</text:p>
      <text:p text:style-name="P11">What is the safety diagnostic approach regards to using DP that is the best for child patient in the ICU with limb injury?</text:p>
      <text:p text:style-name="P5">In this question I have the following values:</text:p>
      <text:list xml:id="list1387714471" text:style-name="L11">
        <text:list-item>
          <text:p text:style-name="P4"><text:span text:style-name="T27">“</text:span><text:span text:style-name="Strong_20_Emphasis"><text:span text:style-name="T27">safety</text:span></text:span><text:span text:style-name="T27">” means that we expect there will not any or will less negative outcomes;</text:span></text:p>
        </text:list-item>
        <text:list-item>
          <text:p text:style-name="P4"><text:soft-page-break/><text:span text:style-name="T27">"</text:span><text:span text:style-name="Strong_20_Emphasis"><text:span text:style-name="T27">the best</text:span></text:span><text:span text:style-name="T27">" means that we expect there will not any or less side effects of therapy;</text:span></text:p>
        </text:list-item>
        <text:list-item>
          <text:p text:style-name="P4"><text:span text:style-name="T27">"</text:span><text:span text:style-name="Strong_20_Emphasis"><text:span text:style-name="T27">patient in ICU with limb injury</text:span></text:span><text:span text:style-name="T27">" means that we are going to confine our investigations to the extremely ill patients with certain pathology (limb injury) who need for therapy in ICU.</text:span></text:p>
        </text:list-item>
      </text:list>
      <text:p text:style-name="P5">After confirmation from my client I was able to define 3 business requirements:</text:p>
      <text:list xml:id="list2003327350" text:style-name="L12">
        <text:list-item>
          <text:p text:style-name="P8">creating decision-tree for understanding when it is necessary to perform and repeat performing DP;</text:p>
        </text:list-item>
        <text:list-item>
          <text:p text:style-name="P8">understanding the risk of negative outcome for every patient;</text:p>
        </text:list-item>
        <text:list-item>
          <text:p text:style-name="P8">applying an easy-to-understand and easy-to-perform process for every new patient on the basis of their risk profile.</text:p>
        </text:list-item>
      </text:list>
      <text:p text:style-name="P5">Therefore, I am ready to move to the next stage of Methodology Algorithm.</text:p>
      <text:p text:style-name="P5"/>
      <text:p text:style-name="P17">I. Analytic Approach</text:p>
      <text:p text:style-name="P5"><text:span text:style-name="T1">I am going to converse with the chief of ICU </text:span><text:span text:style-name="T2">to obtain clarification about available methods and results that can be used in real practice.</text:span></text:p>
      <text:p text:style-name="P5">Together we can conclude, for instance, that there are some possibilities:</text:p>
      <text:list xml:id="list1459641950" text:style-name="L7">
        <text:list-item>
          <text:p text:style-name="P9">some patients actually may not require the DP;</text:p>
        </text:list-item>
        <text:list-item>
          <text:p text:style-name="P9">some of them need for DP only once, but currently obtain it regularly (or may be twice) to control their state and treatment results;</text:p>
        </text:list-item>
        <text:list-item>
          <text:p text:style-name="P9">some patients really need for multiple performing the DP.</text:p>
        </text:list-item>
      </text:list>
      <text:p text:style-name="P5"><text:span text:style-name="T1">So, we can create three groups of patients and start to compare them. </text:span><text:span text:style-name="T3">In this case</text:span><text:span text:style-name="T1"> descriptive model can be used.</text:span></text:p>
      <text:p text:style-name="P5"><text:span text:style-name="T2">To provide </text:span><text:span text:style-name="T3">clinicians ability</text:span><text:span text:style-name="T2"> </text:span><text:span text:style-name="T3">to</text:span><text:span text:style-name="T2"> understand which group every patient </text:span><text:span text:style-name="T3">regards</text:span><text:span text:style-name="T2">, we can use decision tree classification model. We can use statistical analysis to make it clear how </text:span><text:span text:style-name="T4">much do the groups differ between themselves. </text:span><text:span text:style-name="T3">An e</text:span><text:span text:style-name="T4">asy decision tree provide clinicians opportunities to learn the method and use it in difficult situation, this is why I think this choice is the best for my client.</text:span></text:p>
      <text:p text:style-name="P5"><text:span text:style-name="T4">Additionally, we</text:span><text:span text:style-name="T1"> can </text:span><text:span text:style-name="T4">use</text:span><text:span text:style-name="T1"> literature overview </text:span><text:span text:style-name="T4">to </text:span><text:span text:style-name="T1">use </text:span><text:span text:style-name="T4">already known data and methods.</text:span></text:p>
      <text:p text:style-name="P11">II. Data requirements</text:p>
      <text:p text:style-name="P5">In my case there are several significant data requirements:</text:p>
      <text:list xml:id="list3912979744" text:style-name="L8">
        <text:list-item>
          <text:p text:style-name="P10">patient without any chronic disorders in the past, that should be know from their history and without any co-existing disorder and trauma;</text:p>
        </text:list-item>
        <text:list-item>
          <text:p text:style-name="P10"><text:span text:style-name="T1">it will be needed to use all available data about their health condition before and after, as well as in the ICU (consciousness, arterial blood pressure, pulse rate, biochemical data of blood and others), all diagnoses, prescriptions, procedures, quantity and time of DP performing, the time of all alterations in treatment and side effect frequency throughout all the time in the hospital; </text:span><text:span text:style-name="T5">additionally it is important to be able learn about the cases of diagnostic mistakes to compare my future model with previous approaches;</text:span></text:p>
        </text:list-item>
        <text:list-item>
          <text:p text:style-name="P10">data should be collected in the form where one record reflects one patient, and columns show all variables that were recorded;</text:p>
        </text:list-item>
        <text:list-item>
          <text:p text:style-name="P10">all values of every particular parameter should be presented in the same format in all patients.</text:p>
        </text:list-item>
      </text:list>
      <text:p text:style-name="P11">III Data collection</text:p>
      <text:p text:style-name="P5"><text:span text:style-name="T1">Data collection stage will mainly performed in the ICU. I'll obtain data from patients' history and medical equipment (cardio- and other monitors). Some of the data will be </text:span><text:span text:style-name="T6">formed</text:span><text:span text:style-name="T1"> by me </text:span><text:span text:style-name="T6">(such as </text:span><text:span text:style-name="T1">data about outcomes are needed to be transform to the appropriate view</text:span><text:span text:style-name="T6">) or counted from obtained data (for example, different indexes that are commonly used in medicine). </text:span><text:span text:style-name="T7">In the process of job, I will learn what data were recorded accurately and </text:span><text:soft-page-break/><text:span text:style-name="T7">what of them were not, so it is possible, that I will opt out some of them or will try to collect them later.</text:span></text:p>
      <text:p text:style-name="P11">IV. Data understanding and Preparation</text:p>
      <text:p text:style-name="P5"><text:span text:style-name="T1">During Data understanding Stage I will use descriptive statistics methods to obtain information about correlation, distribution, mean, median, maximum, minimum and standard deviation of all my data records. New findings during this stage will probably allow me to refine data requirements </text:span><text:span text:style-name="T8">and I will back to Data collection stage.</text:span></text:p>
      <text:p text:style-name="P5"><text:span text:style-name="T1">Along with this while going through Data Understanding stage, I will think about also about how my data should be prepared </text:span><text:span text:style-name="T9">(missed or inaccurately recorded data).</text:span></text:p>
      <text:p text:style-name="P5"><text:span text:style-name="T1">Data should be prepared in the form of table with unique record for every patient; it tends to be many variables in each records. Additional data requirements may be revealed after literature review </text:span><text:span text:style-name="T10">that can send me back to Data collection stage. In the end I will split all patients into several groups, one of that were not went through DP, the second have not obtain benefits from DP and the third had certain alterations in treatment after DP. Depending on the patient quantity, they also can be divided into group without DP, group with only one DP, group with 2 and group with more than 2 DP.</text:span></text:p>
      <text:p text:style-name="P11">V. Modeling and Evaluation</text:p>
      <text:p text:style-name="P5">After data preparation I'll be able to find what state strongly corresponds with the cases in which patients were really need for DP. I will also see if any of the parameters values can indicate that patient was not need for this procedure. I will try to find high specificity and sensitivity variables, define their levels that can be used to allow me use them in the decision tree model.</text:p>
      <text:p text:style-name="P5"><text:span text:style-name="T1">Evaluation stage can be started with testing set from the past with known outcomes. It will allow to refine my model to the best form. </text:span><text:span text:style-name="T11">I also should use statistical methods and ROC curve to ensure about the difference between my model and previous diagnostic approa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ans" svg:font-family="OpenSans, 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3T16:24:19.685015308</meta:creation-date>
    <dc:date>2019-06-24T09:22:21.693706246</dc:date>
    <meta:editing-duration>PT8H27M53S</meta:editing-duration>
    <meta:editing-cycles>16</meta:editing-cycles>
    <meta:generator>LibreOffice/6.2.4.2.0$Linux_X86_64 LibreOffice_project/20$Build-2</meta:generator>
    <meta:document-statistic meta:table-count="0" meta:image-count="0" meta:object-count="0" meta:page-count="4" meta:paragraph-count="50" meta:word-count="1231" meta:character-count="7117" meta:non-whitespace-character-count="5957"/>
  </office:meta>
</office:document-meta>
</file>